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complex="Times New Roman" fo:font-size="16pt" style:font-size-asian="16pt" style:font-size-complex="16pt"/>
    </style:style>
    <style:style style:name="P5" style:parent-style-name="Normal" style:family="paragraph">
      <style:text-properties style:font-name="Times New Roman" style:font-name-complex="Times New Roman" fo:font-size="16pt" style:font-size-asian="16pt" style:font-size-complex="16pt"/>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text-properties style:font-name="Times New Roman" style:font-name-complex="Times New Roman" fo:font-size="16pt" style:font-size-asian="16pt" style:font-size-complex="16pt"/>
    </style:style>
    <style:style style:name="P8" style:parent-style-name="Normal" style:family="paragraph">
      <style:text-properties style:font-name="Times New Roman" style:font-name-complex="Times New Roman" fo:font-size="16pt" style:font-size-asian="16pt" style:font-size-complex="16pt"/>
    </style:style>
    <style:style style:name="P9" style:parent-style-name="Normal" style:family="paragraph">
      <style:text-properties style:font-name="Times New Roman" style:font-name-complex="Times New Roman" fo:font-size="16pt" style:font-size-asian="16pt" style:font-size-complex="16pt"/>
    </style:style>
    <style:style style:name="P10" style:parent-style-name="Normal" style:family="paragraph">
      <style:text-properties style:font-name="Times New Roman" style:font-name-complex="Times New Roman" fo:font-size="16pt" style:font-size-asian="16pt" style:font-size-complex="16pt"/>
    </style:style>
    <style:style style:name="P11" style:parent-style-name="Normal" style:family="paragraph">
      <style:text-properties style:font-name="Times New Roman" style:font-name-complex="Times New Roman" fo:font-size="16pt" style:font-size-asian="16pt" style:font-size-complex="16pt"/>
    </style:style>
    <style:style style:name="P12" style:parent-style-name="Normal" style:family="paragraph">
      <style:text-properties style:font-name="Times New Roman" style:font-name-complex="Times New Roman" fo:font-size="16pt" style:font-size-asian="16pt" style:font-size-complex="16pt"/>
    </style:style>
    <style:style style:name="P13" style:parent-style-name="Normal" style:family="paragraph">
      <style:text-properties style:font-name="Times New Roman" style:font-name-complex="Times New Roman" fo:font-size="16pt" style:font-size-asian="16pt" style:font-size-complex="16pt"/>
    </style:style>
    <style:style style:name="P1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5" style:parent-style-name="Normal" style:family="paragraph">
      <style:text-properties style:font-name="Times New Roman" style:font-name-complex="Times New Roman" fo:font-size="16pt" style:font-size-asian="16pt" style:font-size-complex="16pt"/>
    </style:style>
    <style:style style:name="P16" style:parent-style-name="Normal" style:family="paragraph">
      <style:text-properties style:font-name="Times New Roman" style:font-name-complex="Times New Roman" fo:font-size="16pt" style:font-size-asian="16pt" style:font-size-complex="16pt"/>
    </style:style>
    <style:style style:name="P17" style:parent-style-name="Normal" style:family="paragraph">
      <style:text-properties style:font-name="Times New Roman" style:font-name-complex="Times New Roman" fo:font-size="16pt" style:font-size-asian="16pt" style:font-size-complex="16pt"/>
    </style:style>
    <style:style style:name="P18" style:parent-style-name="Normal" style:family="paragraph">
      <style:text-properties style:font-name="Times New Roman" style:font-name-complex="Times New Roman" fo:font-size="16pt" style:font-size-asian="16pt" style:font-size-complex="16pt"/>
    </style:style>
    <style:style style:name="P19" style:parent-style-name="Normal" style:family="paragraph">
      <style:text-properties style:font-name="Times New Roman" style:font-name-complex="Times New Roman" fo:font-size="16pt" style:font-size-asian="16pt" style:font-size-complex="16pt"/>
    </style:style>
    <style:style style:name="P20" style:parent-style-name="Normal" style:family="paragraph">
      <style:text-properties style:font-name="Times New Roman" style:font-name-complex="Times New Roman" fo:font-size="16pt" style:font-size-asian="16pt" style:font-size-complex="16pt"/>
    </style:style>
    <style:style style:name="P21" style:parent-style-name="Normal" style:family="paragraph">
      <style:text-properties style:font-name="Times New Roman" style:font-name-complex="Times New Roman" fo:font-size="16pt" style:font-size-asian="16pt" style:font-size-complex="16pt"/>
    </style:style>
    <style:style style:name="P22" style:parent-style-name="Normal" style:family="paragraph">
      <style:text-properties style:font-name="Times New Roman" style:font-name-complex="Times New Roman" fo:font-size="16pt" style:font-size-asian="16pt" style:font-size-complex="16pt"/>
    </style:style>
    <style:style style:name="P2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4" style:parent-style-name="Normal" style:family="paragraph">
      <style:text-properties style:font-name="Times New Roman" style:font-name-complex="Times New Roman" fo:font-size="16pt" style:font-size-asian="16pt" style:font-size-complex="16pt"/>
    </style:style>
    <style:style style:name="P25" style:parent-style-name="Normal" style:family="paragraph">
      <style:text-properties style:font-name="Times New Roman" style:font-name-complex="Times New Roman" fo:font-size="16pt" style:font-size-asian="16pt" style:font-size-complex="16pt"/>
    </style:style>
    <style:style style:name="P26" style:parent-style-name="Normal" style:family="paragraph">
      <style:text-properties style:font-name="Times New Roman" style:font-name-complex="Times New Roman" fo:font-size="16pt" style:font-size-asian="16pt" style:font-size-complex="16pt"/>
    </style:style>
    <style:style style:name="P27" style:parent-style-name="Normal" style:family="paragraph">
      <style:text-properties style:font-name="Times New Roman" style:font-name-complex="Times New Roman" fo:font-size="16pt" style:font-size-asian="16pt" style:font-size-complex="16pt"/>
    </style:style>
    <style:style style:name="P28" style:parent-style-name="Normal" style:family="paragraph">
      <style:text-properties style:font-name="Times New Roman" style:font-name-complex="Times New Roman" fo:font-size="16pt" style:font-size-asian="16pt" style:font-size-complex="16pt"/>
    </style:style>
    <style:style style:name="P29" style:parent-style-name="Normal" style:family="paragraph">
      <style:text-properties style:font-name="Times New Roman" style:font-name-complex="Times New Roman" fo:font-size="16pt" style:font-size-asian="16pt" style:font-size-complex="16pt"/>
    </style:style>
    <style:style style:name="P30" style:parent-style-name="Normal" style:family="paragraph">
      <style:text-properties style:font-name="Times New Roman" style:font-name-complex="Times New Roman" fo:font-size="16pt" style:font-size-asian="16pt" style:font-size-complex="16pt"/>
    </style:style>
    <style:style style:name="P3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2" style:parent-style-name="Normal" style:family="paragraph">
      <style:text-properties style:font-name="Times New Roman" style:font-name-complex="Times New Roman" fo:font-size="16pt" style:font-size-asian="16pt" style:font-size-complex="16pt"/>
    </style:style>
    <style:style style:name="T33" style:parent-style-name="DefaultParagraphFont" style:family="text">
      <style:text-properties style:font-name="Times New Roman" style:font-name-complex="Times New Roman" fo:font-size="16pt" style:font-size-asian="16pt" style:font-size-complex="16pt"/>
    </style:style>
    <style:style style:name="T34" style:parent-style-name="DefaultParagraphFont" style:family="text">
      <style:text-properties style:font-name="Times New Roman" style:font-name-complex="Times New Roman" fo:font-size="16pt" style:font-size-asian="16pt" style:font-size-complex="16pt"/>
    </style:style>
  </office:automatic-styles>
  <office:body>
    <office:text text:use-soft-page-breaks="true">
      <text:p text:style-name="P1">VIRTUAL ASSISTANT PROJECT</text:p>
      <text:p text:style-name="P2"/>
      <text:p text:style-name="P3">Project Description:</text:p>
      <text:p text:style-name="P4">The given code represents a simple virtual assistant that responds to voice commands and performs various tasks such as searching<text:s/>Wikipedia, opening web browsers, playing music, providing the current time, launching applications, and handling basic conversational interactions. The virtual assistant uses speech recognition to understand voice commands and text-to-speech to respond to<text:s/>the user.</text:p>
      <text:p text:style-name="P5"/>
      <text:p text:style-name="P6">Functions:</text:p>
      <text:p text:style-name="P7">speak(audio): This function takes a text input as audio and converts it into speech using the text-to-speech engine (pyttsx3) to speak the given text.</text:p>
      <text:p text:style-name="P8">wishMe(): This function greets the user based on the current time and introduces the virtual assistant.</text:p>
      <text:p text:style-name="P9">listen(): This function listens to the user's voice input through the microphone, recognizes the speech using the speech_recognition library, and processes the user's query accordingly.</text:p>
      <text:p text:style-name="P10">process_query(query): This function processes the<text:s/>user's query based on specific keywords and performs corresponding actions like searching Wikipedia, opening web browsers, playing music, providing the current time, launching applications, and handling basic conversation interactions.</text:p>
      <text:p text:style-name="P11">The main part of the code initiates the virtual assistant, creates a GUI window with a button to trigger voice input, and starts the main event loop.</text:p>
      <text:p text:style-name="P12"/>
      <text:p text:style-name="P13"/>
      <text:soft-page-break/>
      <text:p text:style-name="P14">Used Tools:</text:p>
      <text:p text:style-name="P15">pyttsx3: This library is used for text-to-speech conversion, enabling the virtual assistant to respond with speech output.</text:p>
      <text:p text:style-name="P16">datetime: It is used to fetch the current time for the greetings.</text:p>
      <text:p text:style-name="P17">speech_recognition: This library allows the virtual assistant to listen and recognize voice commands from the user.</text:p>
      <text:p text:style-name="P18">wikipedia: It is used to search for information on Wikipedia based on user queries.</text:p>
      <text:p text:style-name="P19">webbrowser: This library is used to open web browsers like Google and YouTube.</text:p>
      <text:p text:style-name="P20">os: It is used to interact with the operating system and perform tasks like launching applications and accessing files.</text:p>
      <text:p text:style-name="P21">tkinter: This library is used to<text:s/>create a simple graphical user interface (GUI) for the virtual assistant.</text:p>
      <text:p text:style-name="P22"/>
      <text:p text:style-name="P23">Algorithm:</text:p>
      <text:p text:style-name="P24">Initialize the text-to-speech engine (pyttsx3) with the appropriate voice.</text:p>
      <text:p text:style-name="P25">Define the speak() function to convert text to speech.</text:p>
      <text:p text:style-name="P26">Define the wishMe() function to greet the user based on the current time.</text:p>
      <text:p text:style-name="P27">Define the listen() function to listen to the user's voice input and recognize speech using speech_recognition.</text:p>
      <text:p text:style-name="P28">Define the process_query(query) function to process the user's query and perform corresponding actions based on keywords.</text:p>
      <text:p text:style-name="P29">Start the main part of the code, which initiates the virtual assistant and creates a GUI window with a button for voice input.</text:p>
      <text:p text:style-name="P30">Run the GUI event loop to keep the virtual assistant responsive.</text:p>
      <text:soft-page-break/>
      <text:p text:style-name="P31">Why You Need This Project:</text:p>
      <text:p text:style-name="P32">The virtual assistant<text:s/>project provides a basic demonstration of how speech recognition and text-to-speech can be used to create a simple conversational interface. It allows users to interact with the computer using their voice, making it convenient and hands-free. This project<text:s/>can be expanded and improved to add more functionalities and integrate with other APIs and services. For instance, you could incorporate natural language processing to enhance the understanding of user queries and provide more accurate responses. It can serve as a starting point for building more sophisticated virtual assistants, voice-controlled applications, or even home automation systems. The project also introduces the concepts of GUI development using tkinter, which can be useful in creating various other interactive applications.</text:p>
      <text:p text:style-name="Normal"><text:span text:style-name="T33">The project described in the code is not explicitly a machine learning or deep learning project. It is primarily a demonstration of speech recognition, text-to-speech, and basic command processing. It utilizes existing librar</text:span><text:span text:style-name="T34">ies and tools to handle voice input, recognize speech, and respond with appropriate ac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1T10:56:00Z</meta:creation-date>
    <dc:date>2023-08-01T11:55:00Z</dc:date>
    <meta:template xlink:href="Normal" xlink:type="simple"/>
    <meta:editing-cycles>2</meta:editing-cycles>
    <meta:editing-duration>PT720S</meta:editing-duration>
    <meta:document-statistic meta:page-count="3" meta:paragraph-count="7" meta:word-count="574" meta:character-count="3843" meta:row-count="27" meta:non-whitespace-character-count="3276"/>
  </office:meta>
</office:document-meta>
</file>